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D0000003DBAC8370E310057A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cm" svg:stroke-color="#ffffff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cm" fo:min-width="5.9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fo:min-height="1.474cm"/>
    </style:style>
    <style:style style:name="gr7" style:family="graphic">
      <style:graphic-properties style:protect="size"/>
    </style:style>
    <style:style style:name="pr1" style:family="presentation" style:parent-style-name="Titelfolie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.3000001907349pt" fo:hyphenate="false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Picture 4" draw:style-name="gr1" draw:text-style-name="P1" draw:layer="layout" svg:width="0.8cm" svg:height="0.55cm" svg:x="13.687cm" svg:y="6.6cm">
          <draw:image xlink:href="Pictures/100002010000003D0000003DBAC8370E310057A9.png" xlink:type="simple" xlink:show="embed" xlink:actuate="onLoad">
            <text:p/>
          </draw:image>
        </draw:frame>
        <draw:custom-shape draw:name="Textfeld 30" draw:style-name="gr2" draw:text-style-name="P3" draw:layer="layout" svg:width="4.358cm" svg:height="0.841cm" svg:x="9.341cm" svg:y="6.736cm">
          <text:p text:style-name="P2"><text:span text:style-name="T1">API: Daten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3" draw:text-style-name="P3" draw:layer="layout" svg:width="7.627cm" svg:height="5.033cm" svg:x="15.966cm" svg:y="4.726cm">
          <text:p text:style-name="P2"><text:span text:style-name="T2"/></text:p>
          <text:p text:style-name="P2"><text:span text:style-name="T3">BETRIEB:</text:span></text:p>
          <text:p text:style-name="P2"><text:span text:style-name="T4"/></text:p>
          <text:p text:style-name="P2"><text:span text:style-name="T4"><text:s text:c="6"/></text:span><text:span text:style-name="T4">Milchmengendaten</text:span></text:p>
          <text:p text:style-name="P2"><text:span text:style-name="T5"/></text:p>
          <text:p text:style-name="P2"><text:span text:style-name="T6">ISM: Fernwartungssoftware XY</text:span></text:p>
          <text:p text:style-name="P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2" draw:style-name="gr4" draw:text-style-name="P1" draw:layer="layout" svg:x1="15.258cm" svg:y1="4.996cm" svg:x2="19.726cm" svg:y2="3.222cm">
          <text:p/>
        </draw:line>
        <draw:line draw:name="Gerade Verbindung 23" draw:style-name="gr4" draw:text-style-name="P1" draw:layer="layout" svg:x1="24.301cm" svg:y1="4.996cm" svg:x2="19.726cm" svg:y2="3.222cm">
          <text:p/>
        </draw:line>
        <draw:custom-shape draw:name="Textfeld 24" draw:style-name="gr3" draw:text-style-name="P3" draw:layer="layout" svg:width="6.49cm" svg:height="3.211cm" svg:x="1.699cm" svg:y="5.408cm">
          <text:p text:style-name="P2"><text:span text:style-name="T3">DATENBANKSYSTEM ZO/Qualitas:</text:span></text:p>
          <text:p text:style-name="P2"><text:span text:style-name="T4"/></text:p>
          <text:p text:style-name="P2"><text:span text:style-name="T7">Fernwartungssoftware 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5" draw:text-style-name="P1" draw:layer="layout" svg:width="6.49cm" svg:height="0.001cm" svg:x="8.768cm" svg:y="7.517cm">
          <text:p/>
          <draw:enhanced-geometry draw:mirror-horizontal="true" draw:mirror-vertical="false" svg:viewBox="0 0 21600 21600" draw:type="mso-spt32" draw:enhanced-path="M 0 0 L 21600 21600 N"/>
        </draw:custom-shape>
        <draw:frame draw:name="Picture 4" draw:style-name="gr1" draw:text-style-name="P1" draw:layer="layout" svg:width="0.8cm" svg:height="0.55cm" svg:x="16.087cm" svg:y="6cm">
          <draw:image xlink:href="Pictures/100002010000003D0000003DBAC8370E310057A9.png" xlink:type="simple" xlink:show="embed" xlink:actuate="onLoad">
            <text:p/>
          </draw:image>
        </draw:frame>
        <draw:frame draw:style-name="gr6" draw:text-style-name="P5" draw:layer="layout" svg:width="9.3cm" svg:height="1.724cm" svg:x="1.5cm" svg:y="10.2cm">
          <draw:text-box>
            <text:p text:style-name="P4"><text:span text:style-name="T8">ZO:</text:span><text:span text:style-name="T8"><text:tab/></text:span><text:span text:style-name="T8">Zuchtorganisation</text:span></text:p>
            <text:p text:style-name="P4"><text:span text:style-name="T8">ISM:</text:span><text:span text:style-name="T8"><text:tab/></text:span><text:span text:style-name="T8">Informationssystem der Melkanlage</text:span></text:p>
            <text:p text:style-name="P4"><text:span text:style-name="T8">API:</text:span><text:span text:style-name="T8"><text:tab/></text:span><text:span text:style-name="T8">Application Programming Interfac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7999992370605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27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20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3.6999998092651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13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3.6999998092651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067cm" fo:margin-bottom="0cm" fo:text-indent="0cm"/>
      <style:text-properties fo:font-size="13.6999998092651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067cm" fo:margin-bottom="0cm" fo:text-indent="0cm"/>
      <style:text-properties fo:font-size="13.6999998092651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067cm" fo:margin-bottom="0cm" fo:text-indent="0cm"/>
      <style:text-properties fo:font-size="13.6999998092651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067cm" fo:margin-bottom="0cm" fo:text-indent="0cm"/>
      <style:text-properties fo:font-size="13.6999998092651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067cm" fo:margin-bottom="0cm" fo:text-indent="0cm"/>
      <style:text-properties fo:font-size="13.6999998092651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2.300000190734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4.605cm" svg:x="1cm" svg:y="3.97cm"/>
      <draw:page-thumbnail draw:layer="backgroundobjects" svg:width="8.999cm" svg:height="4.605cm" svg:x="1cm" svg:y="12.546cm"/>
      <draw:page-thumbnail draw:layer="backgroundobjects" svg:width="8.999cm" svg:height="4.605cm" svg:x="1cm" svg:y="21.122cm"/>
      <draw:page-thumbnail draw:layer="backgroundobjects" svg:width="8.999cm" svg:height="4.605cm" svg:x="11cm" svg:y="3.97cm"/>
      <draw:page-thumbnail draw:layer="backgroundobjects" svg:width="8.999cm" svg:height="4.605cm" svg:x="11cm" svg:y="12.546cm"/>
      <draw:page-thumbnail draw:layer="backgroundobjects" svg:width="8.999cm" svg:height="4.605cm" svg:x="11cm" svg:y="21.122cm"/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2.785cm" svg:x="1.905cm" svg:y="4.037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Untertitel 2" presentation:style-name="Mpr2" draw:text-style-name="MP8" draw:layer="backgroundobjects" svg:width="17.779cm" svg:height="3.321cm" svg:x="3.81cm" svg:y="7.366cm" presentation:class="subtitle" presentation:user-transformed="true">
        <draw:text-box>
          <text:p text:style-name="MP7"><text:span text:style-name="MT3">Formatvorlage des Untertitelmasters durch Klicken bearbeiten</text:span></text:p>
        </draw:text-box>
      </draw:frame>
      <draw:frame draw:name="Datumsplatzhalter 3" presentation:style-name="Mpr3" draw:text-style-name="MP10" draw:layer="backgroundobjects" svg:width="5.926cm" svg:height="0.692cm" svg:x="1.27cm" svg:y="12.049cm" presentation:class="date-time" presentation:user-transformed="true">
        <draw:text-box>
          <text:p text:style-name="MP9"><text:span text:style-name="MT4"><text:date style:data-style-name="D1" text:date-value="2016-03-10">10.03.16</text:date></text:span></text:p>
        </draw:text-box>
      </draw:frame>
      <draw:frame draw:name="Fußzeilenplatzhalter 4" presentation:style-name="Mpr3" draw:text-style-name="MP10" draw:layer="backgroundobjects" svg:width="8.042cm" svg:height="0.692cm" svg:x="8.678cm" svg:y="12.049cm" presentation:class="footer" presentation:user-transformed="true">
        <draw:text-box>
          <text:p/>
        </draw:text-box>
      </draw:frame>
      <draw:frame draw:name="Foliennummernplatzhalter 5" presentation:style-name="Mpr3" draw:text-style-name="MP10" draw:layer="backgroundobjects" svg:width="5.926cm" svg:height="0.692cm" svg:x="18.203cm" svg:y="12.049cm" presentation:class="page-number" presentation:user-transformed="true">
        <draw:text-box>
          <text:p text:style-name="MP11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7.539cm" svg:x="1.27cm" svg:y="3.041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igenständiger Webservice</dc:title>
    <meta:initial-creator>Sarah Görlich</meta:initial-creator>
    <meta:editing-cycles>39</meta:editing-cycles>
    <meta:creation-date>2016-02-04T15:22:50</meta:creation-date>
    <dc:date>2016-03-10T14:49:55.815000000</dc:date>
    <meta:editing-duration>PT7M38S</meta:editing-duration>
    <meta:generator>LibreOffice/5.0.5.2$Windows_x86 LibreOffice_project/55b006a02d247b5f7215fc6ea0fde844b30035b3</meta:generator>
    <meta:document-statistic meta:object-count="33"/>
    <meta:user-defined meta:name="AppVersion">14.0000</meta:user-defined>
    <meta:user-defined meta:name="Company">QualitasA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